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8">
      <style:text-properties fo:font-weight="normal" style:font-weight-asian="normal" style:font-weight-complex="normal"/>
    </style:style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Heading">
      <style:text-properties fo:font-weight="normal" style:font-weight-asian="normal" style:font-weight-complex="normal"/>
    </style:style>
    <style:style style:name="P7" style:family="paragraph" style:parent-style-name="Heading_20_1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ffff00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Risultati dei Test effettuati: 17/08/2011</text:p>
      <text:p text:style-name="Text_20_body"/>
      <text:p text:style-name="Text_20_body">Ci vorrebbe un tasto per il Login.</text:p>
      <text:p text:style-name="Text_20_body">Ci sarebbe da mettere a posto la grafica: tipo allineare le form nella login o i tasti di cancellazione degli utenti.</text:p>
      <text:p text:style-name="Text_20_body">Viene sempre evidenziata la tab di Teaching e non quella di Publications O.K.</text:p>
      <text:p text:style-name="Text_20_body"><text:span text:style-name="T1">mb_substr() </text:span>richiede che sia attivata la relativa estensione php (extension=php_mbstring.dll) che di default (almeno per me) non è attiva O.K.<text:line-break/>Quindi sarebbe da valutare se è veramente necessario usare questa funzione per le stringhe multibyte perchè non si sa se il profe può attivarla o meno... </text:p>
      <text:h text:style-name="Heading_20_1" text:outline-level="1">Pubblicazioni:</text:h>
      <text:p text:style-name="Text_20_body"/>
      <text:p text:style-name="Text_20_body">Problemi a tutte le pubblicazioni:</text:p>
      <text:list xml:id="list30434424" text:style-name="L1">
        <text:list-item>
          <text:p text:style-name="P1">Inserisco stringhe in Abstract ma non le vedo nella pagina delle pubblicazioni per la pubblicazione in cui le ho inserite</text:p>
        </text:list-item>
        <text:list-item>
          <text:p text:style-name="P1">Manca la cancellazione di una pubblicazione se sbaglio l'inserimento</text:p>
        </text:list-item>
        <text:list-item>
          <text:p text:style-name="P1">Campi obbligatori: salva anche se non ci sono (i campi obbligatori li ha dati il profe nella mail che aveva inviato)</text:p>
        </text:list-item>
        <text:list-item>
          <text:p text:style-name="P1">Valore numerico di anno, volume, numero, pagina inizio e fine mancano i controlli per l'inserimento di soli numeri.</text:p>
        </text:list-item>
        <text:list-item>
          <text:p text:style-name="P1">Per pagina inizio e fine manca il controllo che pagina fine sia maggiore o uguale a pagina inizio.</text:p>
        </text:list-item>
        <text:list-item>
          <text:p text:style-name="P1">Posso anche inserire anni nel futuro</text:p>
        </text:list-item>
      </text:list>
      <text:h text:style-name="Heading_20_2" text:outline-level="2">Pubblicazioni su Capitoli Libro</text:h>
      <text:list xml:id="list30428764" text:style-name="L2">
        <text:list-item>
          <text:p text:style-name="P2">ISBN/ISSN non compare nell'elenco dato dal profe, ma penso possa essere utile (magari non obbligatorio)</text:p>
        </text:list-item>
      </text:list>
      <text:p text:style-name="Text_20_body"/>
      <text:h text:style-name="Heading_20_1" text:outline-level="1">Corsi:</text:h>
      <text:p text:style-name="Text_20_body">Negli editor in basso è presente Percorso: p che poi cambia a seconda di quello che scrivo, sarebbe da togliere.</text:p>
      <text:p text:style-name="Text_20_body">Non posso inserire la facoltà e i docenti e se salvo mi da questo errore:</text:p>
      <text:p text:style-name="Text_20_body"><text:span text:style-name="T1">Notice</text:span>: Undefined index: facolta in <text:span text:style-name="T1">C:\Users\Roberta\Documents\Universit�\Programmazione Web\Elaborato\Programmazione-web\www\inc\corso-new.inc.php</text:span> on line <text:span text:style-name="T1">11</text:span><text:line-break/>Errore nell'inserimento. Si prega di riprovare. </text:p>
      <text:p text:style-name="Text_20_body"/>
      <text:p text:style-name="Text_20_body">Altri test sui corsi non ho potuto farli perchè non me ne fa inserire.</text:p>
      <text:p text:style-name="Text_20_body"/>
      <text:p text:style-name="P6"><text:soft-page-break/>Risultati dei Test effettuati: 18/08/2011</text:p>
      <text:h text:style-name="P7" text:outline-level="1">Corsi:</text:h>
      <text:list xml:id="list30451563" text:style-name="L6">
        <text:list-item>
          <text:p text:style-name="P5">Ordine visualizzazione docenti inverso</text:p>
        </text:list-item>
        <text:list-item>
          <text:p text:style-name="P5"><text:span text:style-name="T1">Warning</text:span>: mysql_num_rows() expects parameter 1 to be resource, boolean given in <text:span text:style-name="T1">C:\Users\Roberta\Documents\Universit�\Programmazione Web\Elaborato\Programmazione-web\www\ajax\corsi.php</text:span> on line <text:span text:style-name="T1">213</text:span> </text:p>
        </text:list-item>
        <text:list-item>
          <text:p text:style-name="P5">Quando inserisco una nuova news l'icona dell'allegato non è allineata con il testo della news e comunque non si può vedere l'allegato.</text:p>
        </text:list-item>
        <text:list-item>
          <text:p text:style-name="P5">Inserimento del docente come esercitatore.</text:p>
        </text:list-item>
        <text:list-item>
          <text:p text:style-name="P5">Mi viene salvato lo stesso il corso anche se è tutto vuoto, compare anche nella lista sotto la tab Teaching (solo con l'univesità che è selezionata di default) ma non nella lista dei corsi nella pagina</text:p>
        </text:list-item>
        <text:list-item>
          <text:p text:style-name="P5">Non posso cancellare un corso che non voglio più tenere.</text:p>
        </text:list-item>
      </text:list>
      <text:p text:style-name="Text_20_body"/>
      <text:p text:style-name="P6">Risultati dei Test effettuati: fino al 22/08/2011</text:p>
      <text:h text:style-name="P7" text:outline-level="1">Pubblicazioni:</text:h>
      <text:list xml:id="list30441851" text:style-name="L5">
        <text:list-item>
          <text:p text:style-name="P4">Durante l'inserimento di una nuova pubblicazione il controllo di errore se la pag. inizio sia &lt;= alla pagina di fine è meglio farlo dopo che la pagina di fine è stata inserita.</text:p>
        </text:list-item>
        <text:list-item>
          <text:p text:style-name="P4">Sul sito ho visto che per il numero di volume c'è scritto</text:p>
          <text:p text:style-name="P4">13(1-2):3-31<text:line-break/>Volume (numero): pag.inizio – pag.fine<text:line-break/>Qui si può inserire due numeri di volume (separati da trattino), anche se nel formato che ci ha mandato il profe numero è comunque un valore numerico.</text:p>
        </text:list-item>
        <text:list-item>
          <text:p text:style-name="P4">Autori: la lista che viene quando inseriamo un autore dovrebbe cercare solo sulle iniziali di nome e cognome e non all'interno delle parole. Esempio:<text:line-break/>comincio a scrivere m in Autori e i nomi che mi mostra sono <text:line-break/>G. Lamperti<text:line-break/><text:span text:style-name="T4">M. Melchiori<text:line-break/>M. Scannapieco</text:span><text:bookmark text:name="ui-active-menuitem"/><text:span text:style-name="T4"><text:line-break/>M. Zanella</text:span><text:line-break/>S. Bonomi<text:line-break/><text:span text:style-name="T4">S. Montanelli</text:span><text:line-break/>Quelli che mi doveva mostrare erano solo quelli evidenziati</text:p>
        </text:list-item>
        <text:list-item>
          <text:p text:style-name="P4">Inserisco stringhe in Abstract ma non le vedo nella pagina delle pubblicazioni</text:p>
        </text:list-item>
        <text:list-item>
          <text:p text:style-name="P4">In <text:span text:style-name="T2">CAPITOLI IN LIBRO</text:span><text:span text:style-name="T3"> non compaiono i campi ISBN/ISSN</text:span></text:p>
        </text:list-item>
      </text:list>
      <text:h text:style-name="P7" text:outline-level="1">Corsi:</text:h>
      <text:list xml:id="list31288890" text:style-name="L8">
        <text:list-item>
          <text:p text:style-name="P3">Allegato alle news non allineato e non funzionan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a Lorenzi</meta:initial-creator>
    <meta:creation-date>2011-08-17T15:01:56.78</meta:creation-date>
    <dc:date>2011-08-22T11:15:21.65</dc:date>
    <dc:creator>Roberta Lorenzi</dc:creator>
    <meta:editing-duration>PT21H26M17S</meta:editing-duration>
    <meta:editing-cycles>16</meta:editing-cycles>
    <meta:generator>LibreOffice/3.3$Win32 LibreOffice_project/330m19$Build-202</meta:generator>
    <meta:document-statistic meta:table-count="0" meta:image-count="0" meta:object-count="0" meta:page-count="2" meta:paragraph-count="38" meta:word-count="567" meta:character-count="3533"/>
  </office:meta>
</office:document-meta>
</file>